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Gothic1" svg:font-family="CenturyGothic"/>
    <style:font-face style:name="FreeSans1" svg:font-family="FreeSans" style:font-family-generic="swiss"/>
    <style:font-face style:name="CenturyGothic" svg:font-family="CenturyGothic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 style:master-page-name="master-page3">
      <style:paragraph-properties style:page-number="auto"/>
    </style:style>
    <style:style style:name="P2" style:family="paragraph">
      <loext:graphic-properties draw:fill="none"/>
    </style:style>
    <style:style style:name="P3" style:family="paragraph">
      <loext:graphic-properties draw:fill="solid" draw:fill-color="#dadada"/>
    </style:style>
    <style:style style:name="P4" style:family="paragraph">
      <loext:graphic-properties draw:fill="solid" draw:fill-color="#34393d"/>
    </style:style>
    <style:style style:name="P5" style:family="paragraph">
      <loext:graphic-properties draw:fill="solid" draw:fill-color="#ffffff"/>
    </style:style>
    <style:style style:name="T1" style:family="text">
      <style:text-properties fo:color="#2a2a2a" style:font-name="CenturyGothic1" fo:font-size="9pt" fo:font-weight="bold" style:font-size-asian="9pt" style:font-size-complex="9pt"/>
    </style:style>
    <style:style style:name="T2" style:family="text">
      <style:text-properties fo:color="#2a2a2a" style:font-name="CenturyGothic1" fo:font-size="9pt" style:font-size-asian="9pt" style:font-size-complex="9pt"/>
    </style:style>
    <style:style style:name="T3" style:family="text">
      <style:text-properties fo:color="#34393d" style:font-name="CenturyGothic1" fo:font-size="12pt" style:font-size-asian="12pt" style:font-size-complex="12pt"/>
    </style:style>
    <style:style style:name="T4" style:family="text">
      <style:text-properties fo:color="#ffffff" style:font-name="CenturyGothic1" fo:font-size="30pt" style:font-size-asian="30pt" style:font-size-complex="30pt"/>
    </style:style>
    <style:style style:name="T5" style:family="text">
      <style:text-properties fo:color="#ffffff" style:font-name="CenturyGothic1" fo:font-size="9pt" style:font-size-asian="9pt" style:font-size-complex="9pt"/>
    </style:style>
    <style:style style:name="gr1" style:family="graphic">
      <style:graphic-properties draw:stroke="none" draw:fill="none" draw:textarea-horizontal-align="left" draw:textarea-vertical-align="top" draw:auto-grow-height="true" draw:auto-grow-width="true" fo:min-height="0.0008in" fo:min-width="0.0008in" fo:padding-top="0in" fo:padding-bottom="0in" fo:padding-left="0in" fo:padding-right="0in" style:run-through="background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dadada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34393d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ffffff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38" draw:style-name="gr1" draw:text-style-name="P2" svg:width="0.0453in" svg:height="0.1512in" svg:x="2.7217in" svg:y="10.4972in">
        <draw:text-box>
          <text:p><text:span text:style-name="T2">•</text:span></text:p>
        </draw:text-box>
      </draw:frame>
      <draw:frame text:anchor-type="page" text:anchor-page-number="1" draw:z-index="137" draw:style-name="gr1" draw:text-style-name="P2" svg:width="4.6622in" svg:height="0.1512in" svg:x="2.9783in" svg:y="10.6638in">
        <draw:text-box>
          <text:p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text:span text:style-name="T2">(</text:span><text:span text:style-name="T2">F</text:span><text:span text:style-name="T2">i</text:span><text:span text:style-name="T2">n</text:span><text:span text:style-name="T2">g</text:span><text:span text:style-name="T2">e</text:span><text:span text:style-name="T2">r</text:span><text:span text:style-name="T2">p</text:span><text:span text:style-name="T2">r</text:span><text:span text:style-name="T2">i</text:span><text:span text:style-name="T2">n</text:span><text:span text:style-name="T2">t</text:span><text:span text:style-name="T2">i</text:span><text:span text:style-name="T2">n</text:span><text:span text:style-name="T2">g</text:span><text:span text:style-name="T2">, </text:span><text:span text:style-name="T2">R</text:span><text:span text:style-name="T2">C</text:span><text:span text:style-name="T2">E</text:span><text:span text:style-name="T2">/</text:span><text:span text:style-name="T2">r</text:span><text:span text:style-name="T2">e</text:span><text:span text:style-name="T2">v</text:span><text:span text:style-name="T2">e</text:span><text:span text:style-name="T2">r</text:span><text:span text:style-name="T2">s</text:span><text:span text:style-name="T2">e</text:span><text:span text:style-name="T2"> </text:span><text:span text:style-name="T2">s</text:span><text:span text:style-name="T2">h</text:span><text:span text:style-name="T2">e</text:span><text:span text:style-name="T2">l</text:span><text:span text:style-name="T2">l </text:span><text:span text:style-name="T2">t</text:span><text:span text:style-name="T2">h</text:span><text:span text:style-name="T2">r</text:span><text:span text:style-name="T2">o</text:span><text:span text:style-name="T2">u</text:span><text:span text:style-name="T2">g</text:span><text:span text:style-name="T2">h</text:span><text:span text:style-name="T2"> </text:span><text:span text:style-name="T2">v</text:span><text:span text:style-name="T2">u</text:span><text:span text:style-name="T2">l</text:span><text:span text:style-name="T2">n</text:span><text:span text:style-name="T2">e</text:span><text:span text:style-name="T2">r</text:span><text:span text:style-name="T2">a</text:span><text:span text:style-name="T2">b</text:span><text:span text:style-name="T2">l</text:span><text:span text:style-name="T2">e</text:span><text:span text:style-name="T2"> </text:span><text:span text:style-name="T2">P</text:span><text:span text:style-name="T2">H</text:span><text:span text:style-name="T2">P</text:span><text:span text:style-name="T2"> </text:span><text:span text:style-name="T2">w</text:span><text:span text:style-name="T2">e</text:span><text:span text:style-name="T2">b</text:span><text:span text:style-name="T2"> </text:span><text:span text:style-name="T2">a</text:span><text:span text:style-name="T2">p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,</text:span></text:p>
        </draw:text-box>
      </draw:frame>
      <draw:frame text:anchor-type="page" text:anchor-page-number="1" draw:z-index="136" draw:style-name="gr1" draw:text-style-name="P2" svg:width="4.6925in" svg:height="0.1512in" svg:x="2.9783in" svg:y="10.4972in">
        <draw:text-box>
          <text:p><text:span text:style-name="T2">Created a second homework where the students had to fully exploit a </text:span><text:span text:style-name="T2">Vulnhub Virtual</text:span></text:p>
        </draw:text-box>
      </draw:frame>
      <draw:frame text:anchor-type="page" text:anchor-page-number="1" draw:z-index="135" draw:style-name="gr1" draw:text-style-name="P2" svg:width="0.0453in" svg:height="0.1512in" svg:x="2.7217in" svg:y="10.1638in">
        <draw:text-box>
          <text:p><text:span text:style-name="T2">•</text:span></text:p>
        </draw:text-box>
      </draw:frame>
      <draw:frame text:anchor-type="page" text:anchor-page-number="1" draw:z-index="134" draw:style-name="gr1" draw:text-style-name="P2" svg:width="4.3843in" svg:height="0.1512in" svg:x="2.9783in" svg:y="10.3307in">
        <draw:text-box>
          <text:p><text:span text:style-name="T2">d</text:span><text:span text:style-name="T2">e</text:span><text:span text:style-name="T2">c</text:span><text:span text:style-name="T2">r</text:span><text:span text:style-name="T2">y</text:span><text:span text:style-name="T2">p</text:span><text:span text:style-name="T2">t </text:span><text:span text:style-name="T2">v</text:span><text:span text:style-name="T2">a</text:span><text:span text:style-name="T2">r</text:span><text:span text:style-name="T2">i</text:span><text:span text:style-name="T2">o</text:span><text:span text:style-name="T2">u</text:span><text:span text:style-name="T2">s</text:span><text:span text:style-name="T2"> </text:span><text:span text:style-name="T2">e</text:span><text:span text:style-name="T2">n</text:span><text:span text:style-name="T2">c</text:span><text:span text:style-name="T2">r</text:span><text:span text:style-name="T2">y</text:span><text:span text:style-name="T2">p</text:span><text:span text:style-name="T2">t</text:span><text:span text:style-name="T2">i</text:span><text:span text:style-name="T2">o</text:span><text:span text:style-name="T2">n</text:span><text:span text:style-name="T2"> </text:span><text:span text:style-name="T2">s</text:span><text:span text:style-name="T2">c</text:span><text:span text:style-name="T2">h</text:span><text:span text:style-name="T2">e</text:span><text:span text:style-name="T2">m</text:span><text:span text:style-name="T2">e</text:span><text:span text:style-name="T2">, </text:span><text:span text:style-name="T2">t</text:span><text:span text:style-name="T2">h</text:span><text:span text:style-name="T2">e</text:span><text:span text:style-name="T2"> </text:span><text:span text:style-name="T2">h</text:span><text:span text:style-name="T2">a</text:span><text:span text:style-name="T2">r</text:span><text:span text:style-name="T2">d</text:span><text:span text:style-name="T2">e</text:span><text:span text:style-name="T2">s</text:span><text:span text:style-name="T2">t </text:span><text:span text:style-name="T2">o</text:span><text:span text:style-name="T2">f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w</text:span><text:span text:style-name="T2">a</text:span><text:span text:style-name="T2">s</text:span><text:span text:style-name="T2"> </text:span><text:span text:style-name="T2">a</text:span><text:span text:style-name="T2"> </text:span><text:span text:style-name="T2">V</text:span><text:span text:style-name="T2">i</text:span><text:span text:style-name="T2">g</text:span><text:span text:style-name="T2">e</text:span><text:span text:style-name="T2">n</text:span><text:span text:style-name="T2">e</text:span><text:span text:style-name="T2">r</text:span><text:span text:style-name="T2">e</text:span><text:span text:style-name="T2"> </text:span><text:span text:style-name="T2">c</text:span><text:span text:style-name="T2">i</text:span><text:span text:style-name="T2">p</text:span><text:span text:style-name="T2">h</text:span><text:span text:style-name="T2">e</text:span><text:span text:style-name="T2">r</text:span></text:p>
        </draw:text-box>
      </draw:frame>
      <draw:frame text:anchor-type="page" text:anchor-page-number="1" draw:z-index="133" draw:style-name="gr1" draw:text-style-name="P2" svg:width="4.6217in" svg:height="0.1512in" svg:x="2.9783in" svg:y="10.1638in">
        <draw:text-box>
          <text:p><text:span text:style-name="T2">Created a first </text:span><text:span text:style-name="T2">homework where </text:span><text:span text:style-name="T2">students needed </text:span><text:span text:style-name="T2">to decode </text:span><text:span text:style-name="T2">various </text:span><text:span text:style-name="T2">encodings, and</text:span></text:p>
        </draw:text-box>
      </draw:frame>
      <draw:frame text:anchor-type="page" text:anchor-page-number="1" draw:z-index="132" draw:style-name="gr1" draw:text-style-name="P2" svg:width="0.0453in" svg:height="0.1512in" svg:x="2.7217in" svg:y="9.8307in">
        <draw:text-box>
          <text:p><text:span text:style-name="T2">•</text:span></text:p>
        </draw:text-box>
      </draw:frame>
      <draw:frame text:anchor-type="page" text:anchor-page-number="1" draw:z-index="131" draw:style-name="gr1" draw:text-style-name="P2" svg:width="1.6287in" svg:height="0.1512in" svg:x="2.9783in" svg:y="9.9972in">
        <draw:text-box>
          <text:p><text:span text:style-name="T2">N</text:span><text:span text:style-name="T2">m</text:span><text:span text:style-name="T2">a</text:span><text:span text:style-name="T2">p</text:span><text:span text:style-name="T2">, </text:span><text:span text:style-name="T2">B</text:span><text:span text:style-name="T2">u</text:span><text:span text:style-name="T2">r</text:span><text:span text:style-name="T2">p</text:span><text:span text:style-name="T2">S</text:span><text:span text:style-name="T2">u</text:span><text:span text:style-name="T2">i</text:span><text:span text:style-name="T2">t</text:span><text:span text:style-name="T2">e</text:span><text:span text:style-name="T2">, </text:span><text:span text:style-name="T2">m</text:span><text:span text:style-name="T2">e</text:span><text:span text:style-name="T2">t</text:span><text:span text:style-name="T2">a</text:span><text:span text:style-name="T2">s</text:span><text:span text:style-name="T2">p</text:span><text:span text:style-name="T2">l</text:span><text:span text:style-name="T2">o</text:span><text:span text:style-name="T2">i</text:span><text:span text:style-name="T2">t</text:span><text:span text:style-name="T2">)</text:span></text:p>
        </draw:text-box>
      </draw:frame>
      <draw:frame text:anchor-type="page" text:anchor-page-number="1" draw:z-index="130" draw:style-name="gr1" draw:text-style-name="P2" svg:width="4.498in" svg:height="0.1512in" svg:x="2.9783in" svg:y="9.8307in">
        <draw:text-box>
          <text:p><text:span text:style-name="T2">Demon</text:span><text:span text:style-name="T2">strated </text:span><text:span text:style-name="T2">and </text:span><text:span text:style-name="T2">explain</text:span><text:span text:style-name="T2">ed </text:span><text:span text:style-name="T2">some </text:span><text:span text:style-name="T2">popula</text:span><text:span text:style-name="T2">r </text:span><text:span text:style-name="T2">securit</text:span><text:span text:style-name="T2">y tools </text:span><text:span text:style-name="T2">(Wires</text:span><text:span text:style-name="T2">hark, </text:span><text:span text:style-name="T2">aircrac</text:span><text:span text:style-name="T2">k-ng,</text:span></text:p>
        </draw:text-box>
      </draw:frame>
      <draw:frame text:anchor-type="page" text:anchor-page-number="1" draw:z-index="129" draw:style-name="gr1" draw:text-style-name="P2" svg:width="0.0453in" svg:height="0.1512in" svg:x="2.7217in" svg:y="9.4972in">
        <draw:text-box>
          <text:p><text:span text:style-name="T2">•</text:span></text:p>
        </draw:text-box>
      </draw:frame>
      <draw:frame text:anchor-type="page" text:anchor-page-number="1" draw:z-index="128" draw:style-name="gr1" draw:text-style-name="P2" svg:width="0.4732in" svg:height="0.1512in" svg:x="2.9783in" svg:y="9.6638in">
        <draw:text-box>
          <text:p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s</text:span></text:p>
        </draw:text-box>
      </draw:frame>
      <draw:frame text:anchor-type="page" text:anchor-page-number="1" draw:z-index="127" draw:style-name="gr1" draw:text-style-name="P2" svg:width="4.6079in" svg:height="0.1512in" svg:x="2.9783in" svg:y="9.4972in">
        <draw:text-box>
          <text:p><text:span text:style-name="T2">Prepared weekly cybersecurity labs for an </text:span><text:span text:style-name="T2">audience of graduate and undergraduate</text:span></text:p>
        </draw:text-box>
      </draw:frame>
      <draw:frame text:anchor-type="page" text:anchor-page-number="1" draw:z-index="126" draw:style-name="gr1" draw:text-style-name="P2" svg:width="0.0453in" svg:height="0.1512in" svg:x="2.7217in" svg:y="9.3307in">
        <draw:text-box>
          <text:p><text:span text:style-name="T2">•</text:span></text:p>
        </draw:text-box>
      </draw:frame>
      <draw:frame text:anchor-type="page" text:anchor-page-number="1" draw:z-index="125" draw:style-name="gr1" draw:text-style-name="P2" svg:width="3.1949in" svg:height="0.1512in" svg:x="2.9783in" svg:y="9.3307in">
        <draw:text-box>
          <text:p><text:span text:style-name="T2">Gave two lectures on </text:span><text:span text:style-name="T2">symmetric/asymmetric cryptography</text:span></text:p>
        </draw:text-box>
      </draw:frame>
      <draw:frame text:anchor-type="page" text:anchor-page-number="1" draw:z-index="124" draw:style-name="gr1" draw:text-style-name="P2" svg:width="2.2051in" svg:height="0.1512in" svg:x="2.4717in" svg:y="9.0945in">
        <draw:text-box>
          <text:p><text:span text:style-name="T1">University of Montreal</text:span><text:span text:style-name="T2"> - </text:span><text:span text:style-name="T1">Montreal</text:span><text:span text:style-name="T2">, </text:span><text:span text:style-name="T1">QC</text:span></text:p>
        </draw:text-box>
      </draw:frame>
      <draw:frame text:anchor-type="page" text:anchor-page-number="1" draw:z-index="123" draw:style-name="gr1" draw:text-style-name="P2" svg:width="2.5571in" svg:height="0.1512in" svg:x="2.4717in" svg:y="8.928in">
        <draw:text-box>
          <text:p><text:span text:style-name="T1">T</text:span><text:span text:style-name="T1">E</text:span><text:span text:style-name="T1">A</text:span><text:span text:style-name="T1">C</text:span><text:span text:style-name="T1">H</text:span><text:span text:style-name="T1">I</text:span><text:span text:style-name="T1">N</text:span><text:span text:style-name="T1">G</text:span><text:span text:style-name="T1"> </text:span><text:span text:style-name="T1">A</text:span><text:span text:style-name="T1">S</text:span><text:span text:style-name="T1">S</text:span><text:span text:style-name="T1">I</text:span><text:span text:style-name="T1">S</text:span><text:span text:style-name="T1">T</text:span><text:span text:style-name="T1">A</text:span><text:span text:style-name="T1">N</text:span><text:span text:style-name="T1">T</text:span><text:span text:style-name="T2"> </text:span><text:span text:style-name="T2">|</text:span><text:span text:style-name="T2"> </text:span><text:span text:style-name="T2">0</text:span><text:span text:style-name="T2">1</text:span><text:span text:style-name="T2">/</text:span><text:span text:style-name="T2">2</text:span><text:span text:style-name="T2">0</text:span><text:span text:style-name="T2">1</text:span><text:span text:style-name="T2">8</text:span><text:span text:style-name="T2"> </text:span><text:span text:style-name="T2">t</text:span><text:span text:style-name="T2">o</text:span><text:span text:style-name="T2"> </text:span><text:span text:style-name="T2">0</text:span><text:span text:style-name="T2">4</text:span><text:span text:style-name="T2">/</text:span><text:span text:style-name="T2">2</text:span><text:span text:style-name="T2">0</text:span><text:span text:style-name="T2">1</text:span><text:span text:style-name="T2">8</text:span></text:p>
        </draw:text-box>
      </draw:frame>
      <draw:frame text:anchor-type="page" text:anchor-page-number="1" draw:z-index="122" draw:style-name="gr1" draw:text-style-name="P2" svg:width="0.0453in" svg:height="0.1512in" svg:x="2.7217in" svg:y="8.4835in">
        <draw:text-box>
          <text:p><text:span text:style-name="T2">•</text:span></text:p>
        </draw:text-box>
      </draw:frame>
      <draw:polygon text:anchor-type="page" text:anchor-page-number="1" draw:z-index="121" draw:style-name="gr2" draw:text-style-name="P3" svg:width="0.0142in" svg:height="2.5571in" svg:x="2.2354in" svg:y="8.6094in" svg:viewBox="0 0 37 6496" draw:points="0,0 37,0 37,6496 0,6496">
        <text:p/>
      </draw:polygon>
      <draw:frame text:anchor-type="page" text:anchor-page-number="1" draw:z-index="120" draw:style-name="gr1" draw:text-style-name="P2" svg:width="2.9669in" svg:height="0.1512in" svg:x="2.9783in" svg:y="8.4835in">
        <draw:text-box>
          <text:p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e</text:span><text:span text:style-name="T2">d</text:span><text:span text:style-name="T2"> </text:span><text:span text:style-name="T2">i</text:span><text:span text:style-name="T2">n</text:span><text:span text:style-name="T2">v</text:span><text:span text:style-name="T2">e</text:span><text:span text:style-name="T2">s</text:span><text:span text:style-name="T2">t</text:span><text:span text:style-name="T2">i</text:span><text:span text:style-name="T2">g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J</text:span><text:span text:style-name="T2">I</text:span><text:span text:style-name="T2">R</text:span><text:span text:style-name="T2">A</text:span><text:span text:style-name="T2"> </text:span><text:span text:style-name="T2">t</text:span><text:span text:style-name="T2">i</text:span><text:span text:style-name="T2">c</text:span><text:span text:style-name="T2">k</text:span><text:span text:style-name="T2">e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/text:p>
        </draw:text-box>
      </draw:frame>
      <draw:frame text:anchor-type="page" text:anchor-page-number="1" draw:z-index="119" draw:style-name="gr1" draw:text-style-name="P2" svg:width="0.0453in" svg:height="0.1512in" svg:x="2.7217in" svg:y="8.3165in">
        <draw:text-box>
          <text:p><text:span text:style-name="T2">•</text:span></text:p>
        </draw:text-box>
      </draw:frame>
      <draw:frame text:anchor-type="page" text:anchor-page-number="1" draw:z-index="118" draw:style-name="gr1" draw:text-style-name="P2" svg:width="2.4343in" svg:height="0.1512in" svg:x="2.9783in" svg:y="8.3165in">
        <draw:text-box>
          <text:p><text:span text:style-name="T2">Automated repetitive tasks using Powershell</text:span></text:p>
        </draw:text-box>
      </draw:frame>
      <draw:frame text:anchor-type="page" text:anchor-page-number="1" draw:z-index="117" draw:style-name="gr1" draw:text-style-name="P2" svg:width="0.0453in" svg:height="0.1512in" svg:x="2.7217in" svg:y="7.8165in">
        <draw:text-box>
          <text:p><text:span text:style-name="T2">•</text:span></text:p>
        </draw:text-box>
      </draw:frame>
      <draw:frame text:anchor-type="page" text:anchor-page-number="1" draw:z-index="116" draw:style-name="gr1" draw:text-style-name="P2" svg:width="1.4843in" svg:height="0.1512in" svg:x="2.9783in" svg:y="8.1508in">
        <draw:text-box>
          <text:p><text:span text:style-name="T2">v</text:span><text:span text:style-name="T2">e</text:span><text:span text:style-name="T2">n</text:span><text:span text:style-name="T2">d</text:span><text:span text:style-name="T2">o</text:span><text:span text:style-name="T2">r </text:span><text:span text:style-name="T2">d</text:span><text:span text:style-name="T2">a</text:span><text:span text:style-name="T2">s</text:span><text:span text:style-name="T2">h</text:span><text:span text:style-name="T2">b</text:span><text:span text:style-name="T2">o</text:span><text:span text:style-name="T2">a</text:span><text:span text:style-name="T2">r</text:span><text:span text:style-name="T2">d</text:span><text:span text:style-name="T2">s</text:span><text:span text:style-name="T2">, </text:span><text:span text:style-name="T2">A</text:span><text:span text:style-name="T2">r</text:span><text:span text:style-name="T2">b</text:span><text:span text:style-name="T2">o</text:span><text:span text:style-name="T2">r</text:span><text:span text:style-name="T2">)</text:span></text:p>
        </draw:text-box>
      </draw:frame>
      <draw:frame text:anchor-type="page" text:anchor-page-number="1" draw:z-index="115" draw:style-name="gr1" draw:text-style-name="P2" svg:width="4.6921in" svg:height="0.1512in" svg:x="2.9783in" svg:y="7.9839in">
        <draw:text-box>
          <text:p><text:span text:style-name="T2">traceroute, OpenSSL, Wireshark, F5 WAF, firewall vendor </text:span><text:span text:style-name="T2">dashboards, Radware, IPS</text:span></text:p>
        </draw:text-box>
      </draw:frame>
      <draw:frame text:anchor-type="page" text:anchor-page-number="1" draw:z-index="114" draw:style-name="gr1" draw:text-style-name="P2" svg:width="4.348in" svg:height="0.1512in" svg:x="2.9783in" svg:y="7.8165in">
        <draw:text-box>
          <text:p><text:span text:style-name="T2">U</text:span><text:span text:style-name="T2">s</text:span><text:span text:style-name="T2">e</text:span><text:span text:style-name="T2">d</text:span><text:span text:style-name="T2"> </text:span><text:span text:style-name="T2">A</text:span><text:span text:style-name="T2">r</text:span><text:span text:style-name="T2">c</text:span><text:span text:style-name="T2">s</text:span><text:span text:style-name="T2">i</text:span><text:span text:style-name="T2">g</text:span><text:span text:style-name="T2">h</text:span><text:span text:style-name="T2">t </text:span><text:span text:style-name="T2">S</text:span><text:span text:style-name="T2">I</text:span><text:span text:style-name="T2">E</text:span><text:span text:style-name="T2">M</text:span><text:span text:style-name="T2"> </text:span><text:span text:style-name="T2">a</text:span><text:span text:style-name="T2">l</text:span><text:span text:style-name="T2">o</text:span><text:span text:style-name="T2">n</text:span><text:span text:style-name="T2">g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o</text:span><text:span text:style-name="T2">t</text:span><text:span text:style-name="T2">h</text:span><text:span text:style-name="T2">e</text:span><text:span text:style-name="T2">r </text:span><text:span text:style-name="T2">h</text:span><text:span text:style-name="T2">a</text:span><text:span text:style-name="T2">c</text:span><text:span text:style-name="T2">k</text:span><text:span text:style-name="T2">e</text:span><text:span text:style-name="T2">r </text:span><text:span text:style-name="T2">t</text:span><text:span text:style-name="T2">o</text:span><text:span text:style-name="T2">o</text:span><text:span text:style-name="T2">l</text:span><text:span text:style-name="T2">s</text:span><text:span text:style-name="T2"> </text:span><text:span text:style-name="T2">d</text:span><text:span text:style-name="T2">u</text:span><text:span text:style-name="T2">r</text:span><text:span text:style-name="T2">i</text:span><text:span text:style-name="T2">n</text:span><text:span text:style-name="T2">g</text:span><text:span text:style-name="T2"> </text:span><text:span text:style-name="T2">i</text:span><text:span text:style-name="T2">n</text:span><text:span text:style-name="T2">v</text:span><text:span text:style-name="T2">e</text:span><text:span text:style-name="T2">s</text:span><text:span text:style-name="T2">t</text:span><text:span text:style-name="T2">i</text:span><text:span text:style-name="T2">g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(</text:span><text:span text:style-name="T2">N</text:span><text:span text:style-name="T2">m</text:span><text:span text:style-name="T2">a</text:span><text:span text:style-name="T2">p</text:span><text:span text:style-name="T2">,</text:span></text:p>
        </draw:text-box>
      </draw:frame>
      <draw:frame text:anchor-type="page" text:anchor-page-number="1" draw:z-index="113" draw:style-name="gr1" draw:text-style-name="P2" svg:width="0.0453in" svg:height="0.1512in" svg:x="2.7217in" svg:y="7.6508in">
        <draw:text-box>
          <text:p><text:span text:style-name="T2">•</text:span></text:p>
        </draw:text-box>
      </draw:frame>
      <draw:frame text:anchor-type="page" text:anchor-page-number="1" draw:z-index="112" draw:style-name="gr1" draw:text-style-name="P2" svg:width="3.7587in" svg:height="0.1512in" svg:x="2.9783in" svg:y="7.6508in">
        <draw:text-box>
          <text:p><text:span text:style-name="T2">Helped improve Use Cases by </text:span><text:span text:style-name="T2">providing feedback to Threat </text:span><text:span text:style-name="T2">Hunters</text:span></text:p>
        </draw:text-box>
      </draw:frame>
      <draw:frame text:anchor-type="page" text:anchor-page-number="1" draw:z-index="111" draw:style-name="gr1" draw:text-style-name="P2" svg:width="0.0453in" svg:height="0.1512in" svg:x="2.7217in" svg:y="7.3173in">
        <draw:text-box>
          <text:p><text:span text:style-name="T2">•</text:span></text:p>
        </draw:text-box>
      </draw:frame>
      <draw:frame text:anchor-type="page" text:anchor-page-number="1" draw:z-index="110" draw:style-name="gr1" draw:text-style-name="P2" svg:width="0.7295in" svg:height="0.1512in" svg:x="2.9783in" svg:y="7.4839in">
        <draw:text-box>
          <text:p><text:span text:style-name="T2">m</text:span><text:span text:style-name="T2">a</text:span><text:span text:style-name="T2">n</text:span><text:span text:style-name="T2">a</text:span><text:span text:style-name="T2">g</text:span><text:span text:style-name="T2">e</text:span><text:span text:style-name="T2">m</text:span><text:span text:style-name="T2">e</text:span><text:span text:style-name="T2">n</text:span><text:span text:style-name="T2">t</text:span></text:p>
        </draw:text-box>
      </draw:frame>
      <draw:frame text:anchor-type="page" text:anchor-page-number="1" draw:z-index="109" draw:style-name="gr1" draw:text-style-name="P2" svg:width="4.378in" svg:height="0.1512in" svg:x="2.9783in" svg:y="7.3173in">
        <draw:text-box>
          <text:p><text:span text:style-name="T2">Participated in high-impact </text:span><text:span text:style-name="T2">cybersecurity incident response </text:span><text:span text:style-name="T2">and wrote report for</text:span></text:p>
        </draw:text-box>
      </draw:frame>
      <draw:frame text:anchor-type="page" text:anchor-page-number="1" draw:z-index="108" draw:style-name="gr1" draw:text-style-name="P2" svg:width="0.0453in" svg:height="0.1512in" svg:x="2.7217in" svg:y="6.9839in">
        <draw:text-box>
          <text:p><text:span text:style-name="T2">•</text:span></text:p>
        </draw:text-box>
      </draw:frame>
      <draw:frame text:anchor-type="page" text:anchor-page-number="1" draw:z-index="107" draw:style-name="gr1" draw:text-style-name="P2" svg:width="0.9594in" svg:height="0.1512in" svg:x="2.9783in" svg:y="7.1508in">
        <draw:text-box>
          <text:p><text:span text:style-name="T2">Security Analysts</text:span></text:p>
        </draw:text-box>
      </draw:frame>
      <draw:frame text:anchor-type="page" text:anchor-page-number="1" draw:z-index="106" draw:style-name="gr1" draw:text-style-name="P2" svg:width="4.4504in" svg:height="0.1512in" svg:x="2.9783in" svg:y="6.9839in">
        <draw:text-box>
          <text:p><text:span text:style-name="T2">Performed analysis and escalation of security threats in collaboration with </text:span><text:span text:style-name="T2">Senior</text:span></text:p>
        </draw:text-box>
      </draw:frame>
      <draw:frame text:anchor-type="page" text:anchor-page-number="1" draw:z-index="105" draw:style-name="gr1" draw:text-style-name="P2" svg:width="1.6079in" svg:height="0.1512in" svg:x="2.4717in" svg:y="6.748in">
        <draw:text-box>
          <text:p><text:span text:style-name="T1">Bell Canada</text:span><text:span text:style-name="T2"> - </text:span><text:span text:style-name="T1">Montreal</text:span><text:span text:style-name="T2">, </text:span><text:span text:style-name="T1">QC</text:span></text:p>
        </draw:text-box>
      </draw:frame>
      <draw:frame text:anchor-type="page" text:anchor-page-number="1" draw:z-index="104" draw:style-name="gr1" draw:text-style-name="P2" svg:width="2.4161in" svg:height="0.1512in" svg:x="2.4717in" svg:y="6.5811in">
        <draw:text-box>
          <text:p><text:span text:style-name="T1">S</text:span><text:span text:style-name="T1">E</text:span><text:span text:style-name="T1">C</text:span><text:span text:style-name="T1">U</text:span><text:span text:style-name="T1">R</text:span><text:span text:style-name="T1">I</text:span><text:span text:style-name="T1">T</text:span><text:span text:style-name="T1">Y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T</text:span><text:span text:style-name="T2"> </text:span><text:span text:style-name="T2">| </text:span><text:span text:style-name="T2">0</text:span><text:span text:style-name="T2">5</text:span><text:span text:style-name="T2">/</text:span><text:span text:style-name="T2">2</text:span><text:span text:style-name="T2">0</text:span><text:span text:style-name="T2">1</text:span><text:span text:style-name="T2">8</text:span><text:span text:style-name="T2"> </text:span><text:span text:style-name="T2">t</text:span><text:span text:style-name="T2">o</text:span><text:span text:style-name="T2"> </text:span><text:span text:style-name="T2">0</text:span><text:span text:style-name="T2">5</text:span><text:span text:style-name="T2">/</text:span><text:span text:style-name="T2">2</text:span><text:span text:style-name="T2">0</text:span><text:span text:style-name="T2">1</text:span><text:span text:style-name="T2">9</text:span></text:p>
        </draw:text-box>
      </draw:frame>
      <draw:frame text:anchor-type="page" text:anchor-page-number="1" draw:z-index="103" draw:style-name="gr1" draw:text-style-name="P2" svg:width="0.0453in" svg:height="0.1512in" svg:x="2.7217in" svg:y="5.9701in">
        <draw:text-box>
          <text:p><text:span text:style-name="T2">•</text:span></text:p>
        </draw:text-box>
      </draw:frame>
      <draw:polygon text:anchor-type="page" text:anchor-page-number="1" draw:z-index="102" draw:style-name="gr2" draw:text-style-name="P3" svg:width="0.0142in" svg:height="2.3469in" svg:x="2.2354in" svg:y="6.2626in" svg:viewBox="0 0 37 5962" draw:points="0,0 37,0 37,5962 0,5962">
        <text:p/>
      </draw:polygon>
      <draw:frame text:anchor-type="page" text:anchor-page-number="1" draw:z-index="101" draw:style-name="gr1" draw:text-style-name="P2" svg:width="1.5161in" svg:height="0.1512in" svg:x="2.9783in" svg:y="6.1366in">
        <draw:text-box>
          <text:p><text:span text:style-name="T2">Memcached and MongoDB</text:span></text:p>
        </draw:text-box>
      </draw:frame>
      <draw:frame text:anchor-type="page" text:anchor-page-number="1" draw:z-index="100" draw:style-name="gr1" draw:text-style-name="P2" svg:width="4.1843in" svg:height="0.1512in" svg:x="2.9783in" svg:y="5.9701in">
        <draw:text-box>
          <text:p><text:span text:style-name="T2">Performed some R&amp;D using other technologies: GraphQL, podman/buildah,</text:span></text:p>
        </draw:text-box>
      </draw:frame>
      <draw:frame text:anchor-type="page" text:anchor-page-number="1" draw:z-index="99" draw:style-name="gr1" draw:text-style-name="P2" svg:width="0.0453in" svg:height="0.1512in" svg:x="2.7217in" svg:y="5.8035in">
        <draw:text-box>
          <text:p><text:span text:style-name="T2">•</text:span></text:p>
        </draw:text-box>
      </draw:frame>
      <draw:frame text:anchor-type="page" text:anchor-page-number="1" draw:z-index="98" draw:style-name="gr1" draw:text-style-name="P2" svg:width="3.3394in" svg:height="0.1512in" svg:x="2.9783in" svg:y="5.8035in">
        <draw:text-box>
          <text:p><text:span text:style-name="T2">Configured Redis and Nginx alpine containers for production</text:span></text:p>
        </draw:text-box>
      </draw:frame>
      <draw:frame text:anchor-type="page" text:anchor-page-number="1" draw:z-index="97" draw:style-name="gr1" draw:text-style-name="P2" svg:width="0.0453in" svg:height="0.1512in" svg:x="2.7217in" svg:y="5.4701in">
        <draw:text-box>
          <text:p><text:span text:style-name="T2">•</text:span></text:p>
        </draw:text-box>
      </draw:frame>
      <draw:frame text:anchor-type="page" text:anchor-page-number="1" draw:z-index="96" draw:style-name="gr1" draw:text-style-name="P2" svg:width="0.7815in" svg:height="0.1512in" svg:x="2.9783in" svg:y="5.6366in">
        <draw:text-box>
          <text:p><text:span text:style-name="T2">restore scripts</text:span></text:p>
        </draw:text-box>
      </draw:frame>
      <draw:frame text:anchor-type="page" text:anchor-page-number="1" draw:z-index="95" draw:style-name="gr1" draw:text-style-name="P2" svg:width="4.4039in" svg:height="0.1512in" svg:x="2.9783in" svg:y="5.4701in">
        <draw:text-box>
          <text:p><text:span text:style-name="T2">Configured Postgres alpine container for production with automated backup and</text:span></text:p>
        </draw:text-box>
      </draw:frame>
      <draw:frame text:anchor-type="page" text:anchor-page-number="1" draw:z-index="94" draw:style-name="gr1" draw:text-style-name="P2" svg:width="0.0453in" svg:height="0.1512in" svg:x="2.7217in" svg:y="5.3035in">
        <draw:text-box>
          <text:p><text:span text:style-name="T2">•</text:span></text:p>
        </draw:text-box>
      </draw:frame>
      <draw:frame text:anchor-type="page" text:anchor-page-number="1" draw:z-index="93" draw:style-name="gr1" draw:text-style-name="P2" svg:width="3.4587in" svg:height="0.1512in" svg:x="2.9783in" svg:y="5.3035in">
        <draw:text-box>
          <text:p><text:span text:style-name="T2">Performed production shutdown provisioning and maintenance</text:span></text:p>
        </draw:text-box>
      </draw:frame>
      <draw:frame text:anchor-type="page" text:anchor-page-number="2" draw:z-index="92" draw:style-name="gr1" draw:text-style-name="P2" svg:width="0.0453in" svg:height="0.1512in" svg:x="2.4717in" svg:y="5.1646in">
        <draw:text-box>
          <text:p><text:span text:style-name="T2">•</text:span></text:p>
        </draw:text-box>
      </draw:frame>
      <draw:frame text:anchor-type="page" text:anchor-page-number="1" draw:z-index="91" draw:style-name="gr1" draw:text-style-name="P2" svg:width="0.0453in" svg:height="0.1512in" svg:x="2.7217in" svg:y="5.1366in">
        <draw:text-box>
          <text:p><text:span text:style-name="T2">•</text:span></text:p>
        </draw:text-box>
      </draw:frame>
      <draw:frame text:anchor-type="page" text:anchor-page-number="2" draw:z-index="90" draw:style-name="gr1" draw:text-style-name="P2" svg:width="4.0488in" svg:height="0.1512in" svg:x="2.7283in" svg:y="5.1646in">
        <draw:text-box>
          <text:p><text:span text:style-name="T2">Https://credentials.docker.com/bc30fb8a-d836-40ae-9cca-7eb644216151</text:span></text:p>
        </draw:text-box>
      </draw:frame>
      <draw:frame text:anchor-type="page" text:anchor-page-number="1" draw:z-index="89" draw:style-name="gr1" draw:text-style-name="P2" svg:width="4.6524in" svg:height="0.1512in" svg:x="2.9783in" svg:y="5.1366in">
        <draw:text-box>
          <text:p><text:span text:style-name="T2">Automated the verification of deployments in CI/CD using the Testinfra python library</text:span></text:p>
        </draw:text-box>
      </draw:frame>
      <draw:frame text:anchor-type="page" text:anchor-page-number="2" draw:z-index="88" draw:style-name="gr1" draw:text-style-name="P2" svg:width="0.0453in" svg:height="0.1512in" svg:x="2.4717in" svg:y="4.998in">
        <draw:text-box>
          <text:p><text:span text:style-name="T2">•</text:span></text:p>
        </draw:text-box>
      </draw:frame>
      <draw:frame text:anchor-type="page" text:anchor-page-number="1" draw:z-index="87" draw:style-name="gr1" draw:text-style-name="P2" svg:width="0.0453in" svg:height="0.1512in" svg:x="2.7217in" svg:y="4.8035in">
        <draw:text-box>
          <text:p><text:span text:style-name="T2">•</text:span></text:p>
        </draw:text-box>
      </draw:frame>
      <draw:frame text:anchor-type="page" text:anchor-page-number="2" draw:z-index="86" draw:style-name="gr1" draw:text-style-name="P2" svg:width="2.0343in" svg:height="0.1512in" svg:x="2.7283in" svg:y="4.998in">
        <draw:text-box>
          <text:p><text:span text:style-name="T2">Issued Dec 2019 - Expires Dec 2021</text:span></text:p>
        </draw:text-box>
      </draw:frame>
      <draw:frame text:anchor-type="page" text:anchor-page-number="1" draw:z-index="85" draw:style-name="gr1" draw:text-style-name="P2" svg:width="3.8421in" svg:height="0.1512in" svg:x="2.9783in" svg:y="4.9701in">
        <draw:text-box>
          <text:p><text:span text:style-name="T2">architecture, using Golang, Gitlab CI, docker swarm and Ansible roles</text:span></text:p>
        </draw:text-box>
      </draw:frame>
      <draw:frame text:anchor-type="page" text:anchor-page-number="2" draw:z-index="84" draw:style-name="gr1" draw:text-style-name="P2" svg:width="0.0453in" svg:height="0.1512in" svg:x="2.4717in" svg:y="4.498in">
        <draw:text-box>
          <text:p><text:span text:style-name="T2">•</text:span></text:p>
        </draw:text-box>
      </draw:frame>
      <draw:frame text:anchor-type="page" text:anchor-page-number="1" draw:z-index="83" draw:style-name="gr1" draw:text-style-name="P2" svg:width="4.5177in" svg:height="0.1512in" svg:x="2.9783in" svg:y="4.8035in">
        <draw:text-box>
          <text:p><text:span text:style-name="T2">Delivered a pipeline and helped to migrate the Django monolith to a microservices</text:span></text:p>
        </draw:text-box>
      </draw:frame>
      <draw:frame text:anchor-type="page" text:anchor-page-number="2" draw:z-index="82" draw:style-name="gr1" draw:text-style-name="P2" svg:width="0.9386in" svg:height="0.1512in" svg:x="2.7283in" svg:y="4.6654in">
        <draw:text-box>
          <text:p><text:span text:style-name="T2">/linked_in_profile</text:span></text:p>
        </draw:text-box>
      </draw:frame>
      <draw:frame text:anchor-type="page" text:anchor-page-number="1" draw:z-index="81" draw:style-name="gr1" draw:text-style-name="P2" svg:width="0.0453in" svg:height="0.1512in" svg:x="2.7217in" svg:y="4.4701in">
        <draw:text-box>
          <text:p><text:span text:style-name="T2">•</text:span></text:p>
        </draw:text-box>
      </draw:frame>
      <draw:frame text:anchor-type="page" text:anchor-page-number="2" draw:z-index="80" draw:style-name="gr1" draw:text-style-name="P2" svg:width="4.4657in" svg:height="0.1512in" svg:x="2.7283in" svg:y="4.498in">
        <draw:text-box>
          <text:p><text:span text:style-name="T2">Https://www.youracclaim.com/badges/91b31815-ba46-471c-8771-3ddae89d0bf6</text:span></text:p>
        </draw:text-box>
      </draw:frame>
      <draw:frame text:anchor-type="page" text:anchor-page-number="2" draw:z-index="79" draw:style-name="gr1" draw:text-style-name="P2" svg:width="0.0453in" svg:height="0.1512in" svg:x="2.4717in" svg:y="4.3311in">
        <draw:text-box>
          <text:p><text:span text:style-name="T2">•</text:span></text:p>
        </draw:text-box>
      </draw:frame>
      <draw:frame text:anchor-type="page" text:anchor-page-number="1" draw:z-index="78" draw:style-name="gr1" draw:text-style-name="P2" svg:width="1.5051in" svg:height="0.1512in" svg:x="2.9783in" svg:y="4.6366in">
        <draw:text-box>
          <text:p><text:span text:style-name="T2">roles and systemd services</text:span></text:p>
        </draw:text-box>
      </draw:frame>
      <draw:frame text:anchor-type="page" text:anchor-page-number="2" draw:z-index="77" draw:style-name="gr1" draw:text-style-name="P2" svg:width="2.0315in" svg:height="0.1512in" svg:x="2.7283in" svg:y="4.3311in">
        <draw:text-box>
          <text:p><text:span text:style-name="T2">Issued Nov 2019 - Expires Nov 2020</text:span></text:p>
        </draw:text-box>
      </draw:frame>
      <draw:frame text:anchor-type="page" text:anchor-page-number="1" draw:z-index="76" draw:style-name="gr1" draw:text-style-name="P2" svg:width="4.6307in" svg:height="0.1512in" svg:x="2.9783in" svg:y="4.4701in">
        <draw:text-box>
          <text:p><text:span text:style-name="T2">Delivered a pipeline for a monolithic Django web application using Gitlab CI, Ansible</text:span></text:p>
        </draw:text-box>
      </draw:frame>
      <draw:frame text:anchor-type="page" text:anchor-page-number="2" draw:z-index="75" draw:style-name="gr1" draw:text-style-name="P2" svg:width="2.3831in" svg:height="0.1512in" svg:x="2.4717in" svg:y="4.8311in">
        <draw:text-box>
          <text:p><text:span text:style-name="T1">Docker Certified Associate (Docker Inc.)</text:span></text:p>
        </draw:text-box>
      </draw:frame>
      <draw:frame text:anchor-type="page" text:anchor-page-number="1" draw:z-index="74" draw:style-name="gr1" draw:text-style-name="P2" svg:width="1.6079in" svg:height="0.1512in" svg:x="2.4717in" svg:y="4.2339in">
        <draw:text-box>
          <text:p><text:span text:style-name="T1">Bell Canada</text:span><text:span text:style-name="T2"> - </text:span><text:span text:style-name="T1">Montreal</text:span><text:span text:style-name="T2">, </text:span><text:span text:style-name="T1">QC</text:span></text:p>
        </draw:text-box>
      </draw:frame>
      <draw:frame text:anchor-type="page" text:anchor-page-number="2" draw:z-index="73" draw:style-name="gr1" draw:text-style-name="P2" svg:width="4.8094in" svg:height="0.1512in" svg:x="2.4717in" svg:y="4.1654in">
        <draw:text-box>
          <text:p><text:span text:style-name="T1">LFCS: Linux Foundation Certified Systems Administrator (The Linux Foundation)</text:span></text:p>
        </draw:text-box>
      </draw:frame>
      <draw:frame text:anchor-type="page" text:anchor-page-number="1" draw:z-index="72" draw:style-name="gr1" draw:text-style-name="P2" svg:width="2.3815in" svg:height="0.1512in" svg:x="2.4717in" svg:y="4.0681in">
        <draw:text-box>
          <text:p><text:span text:style-name="T1">DEVOPS ENGINEER</text:span><text:span text:style-name="T2"> | 05/2019 to 03/2020</text:span></text:p>
        </draw:text-box>
      </draw:frame>
      <draw:frame text:anchor-type="page" text:anchor-page-number="2" draw:z-index="71" draw:style-name="gr1" draw:text-style-name="P2" svg:width="0.0453in" svg:height="0.1512in" svg:x="2.7217in" svg:y="3.6516in">
        <draw:text-box>
          <text:p><text:span text:style-name="T2">•</text:span></text:p>
        </draw:text-box>
      </draw:frame>
      <draw:frame text:anchor-type="page" text:anchor-page-number="1" draw:z-index="70" draw:style-name="gr1" draw:text-style-name="P2" svg:width="0.0453in" svg:height="0.1512in" svg:x="5.3043in" svg:y="3.5543in">
        <draw:text-box>
          <text:p><text:span text:style-name="T2">•</text:span></text:p>
        </draw:text-box>
      </draw:frame>
      <draw:polygon text:anchor-type="page" text:anchor-page-number="1" draw:z-index="69" draw:style-name="gr2" draw:text-style-name="P3" svg:width="0.0142in" svg:height="2.2358in" svg:x="2.2354in" svg:y="4.0268in" svg:viewBox="0 0 37 5680" draw:points="0,0 37,0 37,5680 0,5680">
        <text:p/>
      </draw:polygon>
      <draw:polygon text:anchor-type="page" text:anchor-page-number="2" draw:z-index="68" draw:style-name="gr2" draw:text-style-name="P3" svg:width="0.0142in" svg:height="1.1665in" svg:x="2.2354in" svg:y="4.124in" svg:viewBox="0 0 37 2964" draw:points="0,0 37,0 37,2964 0,2964">
        <text:p/>
      </draw:polygon>
      <draw:frame text:anchor-type="page" text:anchor-page-number="1" draw:z-index="67" draw:style-name="gr1" draw:text-style-name="P2" svg:width="0.7677in" svg:height="0.1512in" svg:x="5.561in" svg:y="3.5543in">
        <draw:text-box>
          <text:p><text:span text:style-name="T2">Cybersecurity</text:span></text:p>
        </draw:text-box>
      </draw:frame>
      <draw:frame text:anchor-type="page" text:anchor-page-number="2" draw:z-index="66" draw:style-name="gr1" draw:text-style-name="P2" svg:width="1.9614in" svg:height="0.1512in" svg:x="2.9783in" svg:y="3.6516in">
        <draw:text-box>
          <text:p><text:span text:style-name="T2">2 involvement scholarships (1500$)</text:span></text:p>
        </draw:text-box>
      </draw:frame>
      <draw:frame text:anchor-type="page" text:anchor-page-number="2" draw:z-index="65" draw:style-name="gr1" draw:text-style-name="P2" svg:width="0.0453in" svg:height="0.1512in" svg:x="2.7217in" svg:y="3.4846in">
        <draw:text-box>
          <text:p><text:span text:style-name="T2">•</text:span></text:p>
        </draw:text-box>
      </draw:frame>
      <draw:frame text:anchor-type="page" text:anchor-page-number="1" draw:z-index="64" draw:style-name="gr1" draw:text-style-name="P2" svg:width="0.0453in" svg:height="0.1512in" svg:x="5.3043in" svg:y="3.3874in">
        <draw:text-box>
          <text:p><text:span text:style-name="T2">•</text:span></text:p>
        </draw:text-box>
      </draw:frame>
      <draw:frame text:anchor-type="page" text:anchor-page-number="2" draw:z-index="63" draw:style-name="gr1" draw:text-style-name="P2" svg:width="1.8858in" svg:height="0.1512in" svg:x="2.9783in" svg:y="3.4846in">
        <draw:text-box>
          <text:p><text:span text:style-name="T2">4 excellence scholarships (4000$)</text:span></text:p>
        </draw:text-box>
      </draw:frame>
      <draw:frame text:anchor-type="page" text:anchor-page-number="1" draw:z-index="62" draw:style-name="gr1" draw:text-style-name="P2" svg:width="0.1614in" svg:height="0.1512in" svg:x="5.561in" svg:y="3.3874in">
        <draw:text-box>
          <text:p><text:span text:style-name="T2">Git</text:span></text:p>
        </draw:text-box>
      </draw:frame>
      <draw:frame text:anchor-type="page" text:anchor-page-number="2" draw:z-index="61" draw:style-name="gr1" draw:text-style-name="P2" svg:width="0.0453in" svg:height="0.1512in" svg:x="2.7217in" svg:y="3.3181in">
        <draw:text-box>
          <text:p><text:span text:style-name="T2">•</text:span></text:p>
        </draw:text-box>
      </draw:frame>
      <draw:frame text:anchor-type="page" text:anchor-page-number="1" draw:z-index="60" draw:style-name="gr1" draw:text-style-name="P2" svg:width="0.0453in" svg:height="0.1512in" svg:x="5.3043in" svg:y="3.2201in">
        <draw:text-box>
          <text:p><text:span text:style-name="T2">•</text:span></text:p>
        </draw:text-box>
      </draw:frame>
      <draw:frame text:anchor-type="page" text:anchor-page-number="2" draw:z-index="59" draw:style-name="gr1" draw:text-style-name="P2" svg:width="1.1587in" svg:height="0.1512in" svg:x="2.9783in" svg:y="3.3181in">
        <draw:text-box>
          <text:p><text:span text:style-name="T2">GPA of 3.7 out of 4.3</text:span></text:p>
        </draw:text-box>
      </draw:frame>
      <draw:frame text:anchor-type="page" text:anchor-page-number="1" draw:z-index="58" draw:style-name="gr1" draw:text-style-name="P2" svg:width="0.4642in" svg:height="0.1512in" svg:x="5.561in" svg:y="3.2201in">
        <draw:text-box>
          <text:p><text:span text:style-name="T2">Makefile</text:span></text:p>
        </draw:text-box>
      </draw:frame>
      <draw:frame text:anchor-type="page" text:anchor-page-number="2" draw:z-index="57" draw:style-name="gr1" draw:text-style-name="P2" svg:width="1.1394in" svg:height="0.1512in" svg:x="2.4717in" svg:y="3.1516in">
        <draw:text-box>
          <text:p><text:span text:style-name="T2">Accounting, </text:span><text:span text:style-name="T1">04/2015</text:span></text:p>
        </draw:text-box>
      </draw:frame>
      <draw:frame text:anchor-type="page" text:anchor-page-number="1" draw:z-index="56" draw:style-name="gr1" draw:text-style-name="P2" svg:width="0.0453in" svg:height="0.1512in" svg:x="5.3043in" svg:y="3.0543in">
        <draw:text-box>
          <text:p><text:span text:style-name="T2">•</text:span></text:p>
        </draw:text-box>
      </draw:frame>
      <draw:frame text:anchor-type="page" text:anchor-page-number="2" draw:z-index="55" draw:style-name="gr1" draw:text-style-name="P2" svg:width="1.1976in" svg:height="0.1512in" svg:x="2.4717in" svg:y="2.9846in">
        <draw:text-box>
          <text:p><text:span text:style-name="T1">Bachelor of Science</text:span></text:p>
        </draw:text-box>
      </draw:frame>
      <draw:frame text:anchor-type="page" text:anchor-page-number="1" draw:z-index="54" draw:style-name="gr1" draw:text-style-name="P2" svg:width="0.2862in" svg:height="0.1512in" svg:x="5.561in" svg:y="3.0543in">
        <draw:text-box>
          <text:p><text:span text:style-name="T2">Bash</text:span></text:p>
        </draw:text-box>
      </draw:frame>
      <draw:frame text:anchor-type="page" text:anchor-page-number="2" draw:z-index="53" draw:style-name="gr1" draw:text-style-name="P2" svg:width="4.0988in" svg:height="0.1512in" svg:x="2.4717in" svg:y="2.8181in">
        <draw:text-box>
          <text:p><text:span text:style-name="T1">University of Quebec in Abitibi-Temiscamingue</text:span><text:span text:style-name="T2"> - </text:span><text:span text:style-name="T1">Rouyn-Noranda, QC</text:span></text:p>
        </draw:text-box>
      </draw:frame>
      <draw:frame text:anchor-type="page" text:anchor-page-number="1" draw:z-index="52" draw:style-name="gr1" draw:text-style-name="P2" svg:width="0.0453in" svg:height="0.1512in" svg:x="5.3043in" svg:y="2.8874in">
        <draw:text-box>
          <text:p><text:span text:style-name="T2">•</text:span></text:p>
        </draw:text-box>
      </draw:frame>
      <draw:frame text:anchor-type="page" text:anchor-page-number="1" draw:z-index="51" draw:style-name="gr1" draw:text-style-name="P2" svg:width="0.7012in" svg:height="0.1512in" svg:x="5.561in" svg:y="2.8874in">
        <draw:text-box>
          <text:p><text:span text:style-name="T2">Gitlab CI/CD</text:span></text:p>
        </draw:text-box>
      </draw:frame>
      <draw:frame text:anchor-type="page" text:anchor-page-number="2" draw:z-index="50" draw:style-name="gr1" draw:text-style-name="P2" svg:width="0.0453in" svg:height="0.1512in" svg:x="2.7217in" svg:y="2.3736in">
        <draw:text-box>
          <text:p><text:span text:style-name="T2">•</text:span></text:p>
        </draw:text-box>
      </draw:frame>
      <draw:polygon text:anchor-type="page" text:anchor-page-number="2" draw:z-index="49" draw:style-name="gr2" draw:text-style-name="P3" svg:width="0.0142in" svg:height="1.2776in" svg:x="2.2354in" svg:y="2.4992in" svg:viewBox="0 0 37 3246" draw:points="0,0 37,0 37,3246 0,3246">
        <text:p/>
      </draw:polygon>
      <draw:frame text:anchor-type="page" text:anchor-page-number="1" draw:z-index="48" draw:style-name="gr1" draw:text-style-name="P2" svg:width="0.0453in" svg:height="0.1512in" svg:x="2.4717in" svg:y="3.5543in">
        <draw:text-box>
          <text:p><text:span text:style-name="T2">•</text:span></text:p>
        </draw:text-box>
      </draw:frame>
      <draw:frame text:anchor-type="page" text:anchor-page-number="1" draw:z-index="47" draw:style-name="gr1" draw:text-style-name="P2" svg:width="0.3953in" svg:height="0.1512in" svg:x="2.7283in" svg:y="3.5543in">
        <draw:text-box>
          <text:p><text:span text:style-name="T2">Docker</text:span></text:p>
        </draw:text-box>
      </draw:frame>
      <draw:frame text:anchor-type="page" text:anchor-page-number="2" draw:z-index="46" draw:style-name="gr1" draw:text-style-name="P2" svg:width="2.613in" svg:height="0.1512in" svg:x="2.9783in" svg:y="2.3736in">
        <draw:text-box>
          <text:p><text:span text:style-name="T2">Master level course in Cryptography (IFT 6180)</text:span></text:p>
        </draw:text-box>
      </draw:frame>
      <draw:frame text:anchor-type="page" text:anchor-page-number="1" draw:z-index="45" draw:style-name="gr1" draw:text-style-name="P2" svg:width="0.0453in" svg:height="0.1512in" svg:x="2.4717in" svg:y="3.3874in">
        <draw:text-box>
          <text:p><text:span text:style-name="T2">•</text:span></text:p>
        </draw:text-box>
      </draw:frame>
      <draw:frame text:anchor-type="page" text:anchor-page-number="2" draw:z-index="44" draw:style-name="gr1" draw:text-style-name="P2" svg:width="0.0453in" svg:height="0.1512in" svg:x="2.7217in" svg:y="2.2071in">
        <draw:text-box>
          <text:p><text:span text:style-name="T2">•</text:span></text:p>
        </draw:text-box>
      </draw:frame>
      <draw:frame text:anchor-type="page" text:anchor-page-number="2" draw:z-index="43" draw:style-name="gr1" draw:text-style-name="P2" svg:width="3.5724in" svg:height="0.1512in" svg:x="2.9783in" svg:y="2.2071in">
        <draw:text-box>
          <text:p><text:span text:style-name="T2">Master level courses in Machine Learning (IFT 6390 &amp; IFT 6135)</text:span></text:p>
        </draw:text-box>
      </draw:frame>
      <draw:frame text:anchor-type="page" text:anchor-page-number="1" draw:z-index="42" draw:style-name="gr1" draw:text-style-name="P2" svg:width="0.4114in" svg:height="0.1512in" svg:x="2.7283in" svg:y="3.3874in">
        <draw:text-box>
          <text:p><text:span text:style-name="T2">Ansible</text:span></text:p>
        </draw:text-box>
      </draw:frame>
      <draw:frame text:anchor-type="page" text:anchor-page-number="2" draw:z-index="41" draw:style-name="gr1" draw:text-style-name="P2" svg:width="0.0453in" svg:height="0.1512in" svg:x="2.7217in" svg:y="2.0402in">
        <draw:text-box>
          <text:p><text:span text:style-name="T2">•</text:span></text:p>
        </draw:text-box>
      </draw:frame>
      <draw:frame text:anchor-type="page" text:anchor-page-number="1" draw:z-index="40" draw:style-name="gr1" draw:text-style-name="P2" svg:width="0.0453in" svg:height="0.1512in" svg:x="2.4717in" svg:y="3.2201in">
        <draw:text-box>
          <text:p><text:span text:style-name="T2">•</text:span></text:p>
        </draw:text-box>
      </draw:frame>
      <draw:frame text:anchor-type="page" text:anchor-page-number="2" draw:z-index="39" draw:style-name="gr1" draw:text-style-name="P2" svg:width="2.835in" svg:height="0.1512in" svg:x="2.9783in" svg:y="2.0402in">
        <draw:text-box>
          <text:p><text:span text:style-name="T2">Mention of Excellence from the Dean (Winter 2017)</text:span></text:p>
        </draw:text-box>
      </draw:frame>
      <draw:frame text:anchor-type="page" text:anchor-page-number="1" draw:z-index="38" draw:style-name="gr1" draw:text-style-name="P2" svg:width="0.2988in" svg:height="0.1512in" svg:x="2.7283in" svg:y="3.2201in">
        <draw:text-box>
          <text:p><text:span text:style-name="T2">Linux</text:span></text:p>
        </draw:text-box>
      </draw:frame>
      <draw:frame text:anchor-type="page" text:anchor-page-number="2" draw:z-index="37" draw:style-name="gr1" draw:text-style-name="P2" svg:width="0.0453in" svg:height="0.1512in" svg:x="2.7217in" svg:y="1.5402in">
        <draw:text-box>
          <text:p><text:span text:style-name="T2">•</text:span></text:p>
        </draw:text-box>
      </draw:frame>
      <draw:frame text:anchor-type="page" text:anchor-page-number="1" draw:z-index="36" draw:style-name="gr1" draw:text-style-name="P2" svg:width="0.0453in" svg:height="0.1512in" svg:x="2.4717in" svg:y="3.0543in">
        <draw:text-box>
          <text:p><text:span text:style-name="T2">•</text:span></text:p>
        </draw:text-box>
      </draw:frame>
      <draw:frame text:anchor-type="page" text:anchor-page-number="2" draw:z-index="35" draw:style-name="gr1" draw:text-style-name="P2" svg:width="0.5594in" svg:height="0.1512in" svg:x="2.9783in" svg:y="1.8736in">
        <draw:text-box>
          <text:p><text:span text:style-name="T2">NorthSec.</text:span></text:p>
        </draw:text-box>
      </draw:frame>
      <draw:frame text:anchor-type="page" text:anchor-page-number="1" draw:z-index="34" draw:style-name="gr1" draw:text-style-name="P2" svg:width="0.3906in" svg:height="0.1512in" svg:x="2.7283in" svg:y="3.0543in">
        <draw:text-box>
          <text:p><text:span text:style-name="T2">Python</text:span></text:p>
        </draw:text-box>
      </draw:frame>
      <draw:frame text:anchor-type="page" text:anchor-page-number="1" draw:z-index="33" draw:style-name="gr1" draw:text-style-name="P2" svg:width="0.0453in" svg:height="0.1512in" svg:x="2.4717in" svg:y="2.8874in">
        <draw:text-box>
          <text:p><text:span text:style-name="T2">•</text:span></text:p>
        </draw:text-box>
      </draw:frame>
      <draw:frame text:anchor-type="page" text:anchor-page-number="2" draw:z-index="32" draw:style-name="gr1" draw:text-style-name="P2" svg:width="4.6134in" svg:height="0.1512in" svg:x="2.9783in" svg:y="1.7071in">
        <draw:text-box>
          <text:p><text:span text:style-name="T2">2018. We received funding from the University to participate in the Hackfest and the</text:span></text:p>
        </draw:text-box>
      </draw:frame>
      <draw:frame text:anchor-type="page" text:anchor-page-number="1" draw:z-index="31" draw:style-name="gr1" draw:text-style-name="P2" svg:width="0.4051in" svg:height="0.1512in" svg:x="2.7283in" svg:y="2.8874in">
        <draw:text-box>
          <text:p><text:span text:style-name="T2">Golang</text:span></text:p>
        </draw:text-box>
      </draw:frame>
      <draw:frame text:anchor-type="page" text:anchor-page-number="2" draw:z-index="30" draw:style-name="gr1" draw:text-style-name="P2" svg:width="4.7413in" svg:height="0.1512in" svg:x="2.9783in" svg:y="1.5402in">
        <draw:text-box>
          <text:p><text:span text:style-name="T2">Co-founded a cybersecurity club where I was treasurer. We were active during 2017 &amp;</text:span></text:p>
        </draw:text-box>
      </draw:frame>
      <draw:frame text:anchor-type="page" text:anchor-page-number="2" draw:z-index="29" draw:style-name="gr1" draw:text-style-name="P2" svg:width="0.0453in" svg:height="0.1512in" svg:x="2.7217in" svg:y="1.3736in">
        <draw:text-box>
          <text:p><text:span text:style-name="T2">•</text:span></text:p>
        </draw:text-box>
      </draw:frame>
      <draw:frame text:anchor-type="page" text:anchor-page-number="1" draw:z-index="28" draw:style-name="gr1" draw:text-style-name="P2" svg:width="5.1661in" svg:height="0.1512in" svg:x="2.4717in" svg:y="2.3736in">
        <draw:text-box>
          <text:p><text:span text:style-name="T2">developper and an upcoming data scientist, but my first love will always remain Cybersecurity.</text:span></text:p>
        </draw:text-box>
      </draw:frame>
      <draw:polygon text:anchor-type="page" text:anchor-page-number="1" draw:z-index="27" draw:style-name="gr2" draw:text-style-name="P3" svg:width="0.0142in" svg:height="0.8335in" svg:x="2.2354in" svg:y="2.8465in" svg:viewBox="0 0 37 2118" draw:points="0,0 37,0 37,2118 0,2118">
        <text:p/>
      </draw:polygon>
      <draw:frame text:anchor-type="page" text:anchor-page-number="2" draw:z-index="26" draw:style-name="gr1" draw:text-style-name="P2" svg:width="1.1587in" svg:height="0.1512in" svg:x="2.9783in" svg:y="1.3736in">
        <draw:text-box>
          <text:p><text:span text:style-name="T2">GPA of 3.1 out of 4.3</text:span></text:p>
        </draw:text-box>
      </draw:frame>
      <draw:frame text:anchor-type="page" text:anchor-page-number="1" draw:z-index="25" draw:style-name="gr1" draw:text-style-name="P2" svg:width="5.2114in" svg:height="0.1512in" svg:x="2.4717in" svg:y="2.2071in">
        <draw:text-box>
          <text:p><text:span text:style-name="T2">a Computer Scientist because I am passionate about what I do. I see myself as a very capable</text:span></text:p>
        </draw:text-box>
      </draw:frame>
      <draw:frame text:anchor-type="page" text:anchor-page-number="2" draw:z-index="24" draw:style-name="gr1" draw:text-style-name="P2" svg:width="2.4067in" svg:height="0.1512in" svg:x="2.4717in" svg:y="1.2071in">
        <draw:text-box>
          <text:p><text:span text:style-name="T2">Computer Science &amp; Mathematics, </text:span><text:span text:style-name="T1">04/2018</text:span></text:p>
        </draw:text-box>
      </draw:frame>
      <draw:frame text:anchor-type="page" text:anchor-page-number="2" draw:z-index="23" draw:style-name="gr1" draw:text-style-name="P2" svg:width="1.1976in" svg:height="0.1512in" svg:x="2.4717in" svg:y="1.0402in">
        <draw:text-box>
          <text:p><text:span text:style-name="T1">Bachelor of Science</text:span></text:p>
        </draw:text-box>
      </draw:frame>
      <draw:frame text:anchor-type="page" text:anchor-page-number="1" draw:z-index="22" draw:style-name="gr1" draw:text-style-name="P2" svg:width="5.1705in" svg:height="0.1512in" svg:x="2.4717in" svg:y="2.0402in">
        <draw:text-box>
          <text:p><text:span text:style-name="T2">I am a French Canadian actively looking for my next challenge. I feel extremely fortunate to be</text:span></text:p>
        </draw:text-box>
      </draw:frame>
      <draw:frame text:anchor-type="page" text:anchor-page-number="2" draw:z-index="21" draw:style-name="gr1" draw:text-style-name="P2" svg:width="2.2449in" svg:height="0.1512in" svg:x="2.4717in" svg:y="0.8736in">
        <draw:text-box>
          <text:p><text:span text:style-name="T1">Université De Montréal</text:span><text:span text:style-name="T2"> - </text:span><text:span text:style-name="T1">Montreal</text:span><text:span text:style-name="T2">, </text:span><text:span text:style-name="T1">QC</text:span></text:p>
        </draw:text-box>
      </draw:frame>
      <draw:frame text:anchor-type="page" text:anchor-page-number="1" draw:z-index="20" draw:style-name="gr1" draw:text-style-name="P2" svg:width="1.8531in" svg:height="0.1512in" svg:x="5.7591in" svg:y="0.8374in">
        <draw:text-box>
          <text:p><text:span text:style-name="T5">Madison, Wisconsin, USA, 53719</text:span></text:p>
        </draw:text-box>
      </draw:frame>
      <draw:frame text:anchor-type="page" text:anchor-page-number="2" draw:z-index="19" draw:style-name="gr1" draw:text-style-name="P2" svg:width="0.0453in" svg:height="0.1512in" svg:x="2.7217in" svg:y="0.3598in">
        <draw:text-box>
          <text:p><text:span text:style-name="T2">•</text:span></text:p>
        </draw:text-box>
      </draw:frame>
      <draw:polygon text:anchor-type="page" text:anchor-page-number="1" draw:z-index="18" draw:style-name="gr2" draw:text-style-name="P3" svg:width="0.0142in" svg:height="0.4996in" svg:x="2.2354in" svg:y="1.9996in" svg:viewBox="0 0 37 1270" draw:points="0,0 37,0 37,1270 0,1270">
        <text:p/>
      </draw:polygon>
      <draw:frame text:anchor-type="page" text:anchor-page-number="1" draw:z-index="17" draw:style-name="gr1" draw:text-style-name="P2" svg:width="2.0295in" svg:height="0.1512in" svg:x="5.6882in" svg:y="0.5563in">
        <draw:text-box>
          <text:p><text:span text:style-name="T5">samuel.blaisdowdy@protonmail.com</text:span></text:p>
        </draw:text-box>
      </draw:frame>
      <draw:polygon text:anchor-type="page" text:anchor-page-number="2" draw:z-index="16" draw:style-name="gr2" draw:text-style-name="P3" svg:width="0.0142in" svg:height="1.6657in" svg:x="2.2354in" svg:y="0.8331in" svg:viewBox="0 0 37 4232" draw:points="0,0 37,0 37,4232 0,4232">
        <text:p/>
      </draw:polygon>
      <draw:frame text:anchor-type="page" text:anchor-page-number="1" draw:z-index="15" draw:style-name="gr1" draw:text-style-name="P2" svg:width="2.8913in" svg:height="0.5012in" svg:x="0.5693in" svg:y="1.0016in">
        <draw:text-box>
          <text:p><text:span text:style-name="T4">BLAIS-DOWDY</text:span></text:p>
        </draw:text-box>
      </draw:frame>
      <draw:frame text:anchor-type="page" text:anchor-page-number="2" draw:z-index="14" draw:style-name="gr1" draw:text-style-name="P2" svg:width="2.6685in" svg:height="0.1512in" svg:x="2.9783in" svg:y="0.3598in">
        <draw:text-box>
          <text:p><text:span text:style-name="T2">Formulated and corrected some exam questions</text:span></text:p>
        </draw:text-box>
      </draw:frame>
      <draw:frame text:anchor-type="page" text:anchor-page-number="1" draw:z-index="13" draw:style-name="gr1" draw:text-style-name="P2" svg:width="1.7059in" svg:height="0.5012in" svg:x="0.5693in" svg:y="0.5291in">
        <draw:text-box>
          <text:p><text:span text:style-name="T4">SAMUEL</text:span></text:p>
        </draw:text-box>
      </draw:frame>
      <draw:frame text:anchor-type="page" text:anchor-page-number="2" draw:z-index="12" draw:style-name="gr1" draw:text-style-name="P2" svg:width="1.4335in" svg:height="0.1512in" svg:x="2.9783in" svg:y="0.1929in">
        <draw:text-box>
          <text:p><text:span text:style-name="T2">linux privelege escalation)</text:span></text:p>
        </draw:text-box>
      </draw:frame>
      <draw:frame text:anchor-type="page" text:anchor-page-number="1" draw:z-index="11" draw:style-name="gr1" draw:text-style-name="P2" svg:width="1.0669in" svg:height="0.2012in" svg:x="1.1417in" svg:y="4.072in">
        <draw:text-box>
          <text:p><text:span text:style-name="T3">EXPERIENCE</text:span></text:p>
        </draw:text-box>
      </draw:frame>
      <draw:frame text:anchor-type="page" text:anchor-page-number="2" draw:z-index="10" draw:style-name="gr1" draw:text-style-name="P2" svg:width="1.3587in" svg:height="0.2012in" svg:x="0.8252in" svg:y="4.1693in">
        <draw:text-box>
          <text:p><text:span text:style-name="T3">CERTIFICATIONS</text:span></text:p>
        </draw:text-box>
      </draw:frame>
      <draw:frame text:anchor-type="page" text:anchor-page-number="1" draw:z-index="9" draw:style-name="gr1" draw:text-style-name="P2" svg:width="0.5606in" svg:height="0.2012in" svg:x="1.6409in" svg:y="2.8917in">
        <draw:text-box>
          <text:p><text:span text:style-name="T3">SKILLS</text:span></text:p>
        </draw:text-box>
      </draw:frame>
      <draw:polygon text:anchor-type="page" text:anchor-page-number="2" draw:z-index="8" draw:style-name="gr2" draw:text-style-name="P3" svg:width="0.0142in" svg:height="2.5571in" svg:x="2.2354in" svg:y="-2.0713in" svg:viewBox="0 0 37 6496" draw:points="0,0 37,0 37,6496 0,6496">
        <text:p/>
      </draw:polygon>
      <draw:frame text:anchor-type="page" text:anchor-page-number="1" draw:z-index="7" draw:style-name="gr1" draw:text-style-name="P2" svg:width="0.8449in" svg:height="0.2012in" svg:x="1.2752in" svg:y="2.0445in">
        <draw:text-box>
          <text:p><text:span text:style-name="T3">SUMMARY</text:span></text:p>
        </draw:text-box>
      </draw:frame>
      <draw:frame text:anchor-type="page" text:anchor-page-number="2" draw:z-index="6" draw:style-name="gr1" draw:text-style-name="P2" svg:width="0.7953in" svg:height="0.2012in" svg:x="1.3339in" svg:y="1.0866in">
        <draw:text-box>
          <text:p><text:span text:style-name="T3">TRAINING</text:span></text:p>
        </draw:text-box>
      </draw:frame>
      <draw:frame text:anchor-type="page" text:anchor-page-number="2" draw:z-index="5" draw:style-name="gr1" draw:text-style-name="P2" svg:width="1.3567in" svg:height="0.2012in" svg:x="0.7272in" svg:y="0.8783in">
        <draw:text-box>
          <text:p><text:span text:style-name="T3">EDUCATION AND</text:span></text:p>
        </draw:text-box>
      </draw:frame>
      <draw:polygon text:anchor-type="page" text:anchor-page-number="1" draw:z-index="4" draw:style-name="gr3" draw:text-style-name="P4" svg:width="8.1929in" svg:height="1.4996in" svg:x="0.1528in" svg:y="0.1528in" svg:viewBox="0 0 20811 3810" draw:points="0,0 20811,0 20811,3810 0,3810">
        <text:p/>
      </draw:polygon>
      <draw:polygon text:anchor-type="page" text:anchor-page-number="1" draw:z-index="3" draw:style-name="gr4" draw:text-style-name="P5" svg:width="8.4984in" svg:height="10.6803in" svg:x="0.1528in" svg:y="0.1528in" svg:viewBox="0 0 21587 27129" draw:points="0,0 21587,0 21587,27129 0,27129">
        <text:p/>
      </draw:polygon>
      <draw:polygon text:anchor-type="page" text:anchor-page-number="2" draw:z-index="2" draw:style-name="gr4" draw:text-style-name="P5" svg:width="8.4984in" svg:height="10.998in" svg:x="0in" svg:y="0.1528in" svg:viewBox="0 0 21587 27936" draw:points="0,0 21587,0 21587,27936 0,27936">
        <text:p/>
      </draw:polygon>
      <draw:polygon text:anchor-type="page" text:anchor-page-number="2" draw:z-index="1" draw:style-name="gr4" draw:text-style-name="P5" svg:width="0.0571in" svg:height="10.6803in" svg:x="8.4984in" svg:y="0.1528in" svg:viewBox="0 0 146 27129" draw:points="0,0 146,0 146,27129 0,27129">
        <text:p/>
      </draw:polygon>
      <draw:polygon text:anchor-type="page" text:anchor-page-number="1" draw:z-index="0" draw:style-name="gr4" draw:text-style-name="P5" svg:width="0.0571in" svg:height="10.6803in" svg:x="8.4984in" svg:y="0.1528in" svg:viewBox="0 0 146 27129" draw:points="0,0 146,0 146,27129 0,27129">
        <text:p/>
      </draw:polygon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Gothic1" svg:font-family="CenturyGothic"/>
    <style:font-face style:name="FreeSans1" svg:font-family="FreeSans" style:font-family-generic="swiss"/>
    <style:font-face style:name="CenturyGothic" svg:font-family="CenturyGothic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-page3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4T21:24:44.948718982</dc:date>
    <meta:editing-duration>PT7S</meta:editing-duration>
    <meta:editing-cycles>1</meta:editing-cycles>
    <meta:document-statistic meta:table-count="0" meta:image-count="0" meta:object-count="0" meta:page-count="2" meta:paragraph-count="0" meta:word-count="0" meta:character-count="0" meta:non-whitespace-character-count="0"/>
    <meta:generator>LibreOffice/6.4.5.2$Linux_X86_64 LibreOffice_project/40$Build-2</meta:generator>
  </office:meta>
</office:document-meta>
</file>